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6-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SUFFERINGS (26:1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EMIAH'S SUFFERINGS (26:1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twofold warnings (26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twofold warnings (26:1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 will deliver us if we repent of our evil (26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 will destroy us and the Temple if we refuse (26:4-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REMIAH'S SUFFERINGS (26:1-2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twofold warnings (26:1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enemies' wrath (26:7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enemies' wrath (26:7-11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o they are (26:7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they want (26: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JEREMIAH'S SUFFERINGS (26:1-24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twofold warnings (26:1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enemies' wrath (26:7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witnesses (26:12-2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witnesses (26:12-24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rophet himself (26:12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Certain political officials and other people (26:1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A number of wise old men (26:17-2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A number of wise old men (26:17-2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Micah's example (26:17-1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Uriah's example (26:20-2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His witnesses (26:12-24)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ophet himself (26:12-15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Certain political officials and other people (26:16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A number of wise old men (26:17-23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oyal secretary, Ahikam, son of Shaphan (26:2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JEREMIAH'S SUFFERINGS (26:1-24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is twofold warnings (26:1-6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enemies' wrath (26:7-1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witnesses (26:12-2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26-28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JEREMIAH'S SUFFERINGS (26:1-2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JEREMIAH'S SYMBOL (27:1-28: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JEREMIAH'S SYMBOL (27:1-28:17)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His object lesson (27:1-22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His object lesson (27:1-22)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What it is (27:1-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What it means (27:3-22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What it means (27:3-22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o certain nations it symbolizes destruction (27:3-1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o the chosen nation (Judah), it symbolizes either life or destruction (27:12-2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His object lesson (27:1-22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What it is (27:1-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What it means (27:3-22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JEREMIAH'S SYMBOL (27:1-28:17)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His object lesson (27:1-2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His opposition (28:1-17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-title-Title-Slide" presentation:presentation-page-layout-name="Master1-PPL1" draw:id="Slide-272">
        <draw:frame draw:id="id115" presentation:style-name="a674" draw:name="Title 1" svg:x="1.38in" svg:y="0.83in" svg:width="10.3in" svg:height="4.42in" presentation:class="title" presentation:placeholder="false">
          <draw:text-box>
            <text:p text:style-name="a673" text:class-names="" text:cond-style-name=""><text:span text:style-name="a671" text:class-names=""><text:s text:c="1"/>His opposition (28:1-17):<text:s text:c="1"/></text:span><text:span text:style-name="a672" text:class-names=""/></text:p>
          </draw:text-box>
          <svg:title/>
          <svg:desc/>
        </draw:frame>
        <draw:frame draw:id="id116" presentation:style-name="a679" draw:name="Subtitle 2" svg:x="1.38in" svg:y="5.25in" svg:width="10.3in" svg:height="1.85in" presentation:class="subtitle" presentation:placeholder="false">
          <draw:text-box>
            <text:p text:style-name="a676" text:class-names="" text:cond-style-name=""><text:span text:style-name="a675" text:class-names=""><text:s text:c="1"/>Hananiah's deceit (28:1-9)<text:s text:c="1"/></text:span></text:p>
            <text:p text:style-name="a678" text:class-names="" text:cond-style-name=""><text:span text:style-name="a677" text:class-names=""/></text:p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Hananiah's deceit (28:1-9)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Hananiah (28:1-4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Jeremiah (28:5-9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His opposition (28:1-17):<text:s text:c="1"/></text:span><text:span text:style-name="a697" text:class-names=""/></text:p>
          </draw:text-box>
          <svg:title/>
          <svg:desc/>
        </draw:frame>
        <draw:frame draw:id="id120" presentation:style-name="a712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Hananiah's deceit (28:1-9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Hananiah's defiance (28:10-11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Hananiah's doom (28:12-17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0" draw:style-name="a713" draw:master-page-name="Master1-Layout12-tx-Title-and-Text" presentation:presentation-page-layout-name="Master1-PPL12" draw:id="Slide-275">
        <draw:frame draw:id="id121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JEREMIAH'S SYMBOL (27:1-28:17)<text:s text:c="1"/></text:span><text:span text:style-name="a715" text:class-names=""/></text:p>
          </draw:text-box>
          <svg:title/>
          <svg:desc/>
        </draw:frame>
        <draw:frame draw:id="id122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His object lesson (27:1-22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His opposition (28:1-17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1" draw:style-name="a728" draw:master-page-name="Master1-Layout12-tx-Title-and-Text" presentation:presentation-page-layout-name="Master1-PPL12" draw:id="Slide-276">
        <draw:frame draw:id="id123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JEREMIAH 26-28<text:s text:c="1"/></text:span><text:span text:style-name="a730" text:class-names=""/></text:p>
          </draw:text-box>
          <svg:title/>
          <svg:desc/>
        </draw:frame>
        <draw:frame draw:id="id124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JEREMIAH'S SUFFERINGS (26:1-2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JEREMIAH'S SYMBOL (27:1-28:17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6-28 </dc:title>
    <meta:initial-creator>David STRICKLAND</meta:initial-creator>
    <dc:creator>David STRICKLAND</dc:creator>
    <meta:creation-date>2020-02-24T10:53:25Z</meta:creation-date>
    <dc:date>2020-02-24T10:53:26Z</dc:date>
    <meta:template xlink:href="BibleStudy" xlink:type="simple"/>
    <meta:editing-cycles>1</meta:editing-cycles>
    <meta:editing-duration>PT0S</meta:editing-duration>
    <meta:document-statistic meta:paragraph-count="65" meta:word-count="449"/>
  </office:meta>
</office:document-meta>
</file>